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cc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66ff"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textarea-vertical-align="top" draw:auto-grow-height="true" fo:min-height="12.179cm"/>
    </style:style>
    <style:style style:name="pr7" style:family="presentation" style:parent-style-name="Default-title">
      <style:graphic-properties fo:min-height="2.805cm"/>
    </style:style>
    <style:style style:name="pr8" style:family="presentation" style:parent-style-name="Default-subtitle">
      <style:graphic-properties draw:fill-color="#ffffff" draw:textarea-vertical-align="top" fo:min-height="14.579cm"/>
    </style:style>
    <style:style style:name="pr9" style:family="presentation" style:parent-style-name="Default-subtitle">
      <style:graphic-properties draw:fill-color="#ffffff" draw:textarea-vertical-align="top" fo:min-height="16.246cm"/>
    </style:style>
    <style:style style:name="pr10" style:family="presentation" style:parent-style-name="Default-subtitle">
      <style:graphic-properties draw:fill-color="#ffffff" draw:textarea-vertical-align="top" fo:min-height="15.267cm"/>
    </style:style>
    <style:style style:name="pr11" style:family="presentation" style:parent-style-name="Default-subtitle">
      <style:graphic-properties draw:fill-color="#ffffff" draw:textarea-vertical-align="top" fo:min-height="17.4cm"/>
    </style:style>
    <style:style style:name="pr12" style:family="presentation" style:parent-style-name="Default-title">
      <style:graphic-properties fo:min-height="2.163cm"/>
    </style:style>
    <style:style style:name="co1" style:family="table-column">
      <style:table-column-properties style:column-width="11.997cm" style:use-optimal-column-width="false"/>
    </style:style>
    <style:style style:name="co2" style:family="table-column">
      <style:table-column-properties style:column-width="12.00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123cm"/>
    </style:style>
    <style:style style:name="ro3" style:family="table-row">
      <style:table-row-properties style:row-height="1.118cm"/>
    </style:style>
    <style:style style:name="ce1" style:family="table-cell">
      <style:graphic-properties style:repeat="repeat"/>
      <style:text-properties style:font-name="Courier 10 Pitch1" fo:font-size="20pt" style:font-size-asian="20pt" style:font-size-complex="20pt"/>
    </style:style>
    <style:style style:name="P1" style:family="paragraph">
      <style:text-properties style:font-name="Courier 10 Pitch1" fo:font-size="36pt" style:font-size-asian="36pt" style:font-size-complex="36pt"/>
    </style:style>
    <style:style style:name="P2" style:family="paragraph">
      <style:text-properties fo:font-size="32pt"/>
    </style:style>
    <style:style style:name="P3" style:family="paragraph">
      <style:text-properties style:font-name="Courier 10 Pitch1"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paragraph-properties fo:text-align="justify"/>
      <style:text-properties style:font-name="Courier 10 Pitch1" fo:font-size="28pt" style:font-size-asian="28pt" style:font-size-complex="28pt"/>
    </style:style>
    <style:style style:name="P6" style:family="paragraph">
      <style:paragraph-properties fo:text-align="justify"/>
    </style:style>
    <style:style style:name="P7" style:family="paragraph">
      <style:text-properties style:font-name="Courier 10 Pitch1"/>
    </style:style>
    <style:style style:name="P8" style:family="paragraph">
      <style:paragraph-properties fo:text-align="justify"/>
      <style:text-properties fo:font-size="32pt"/>
    </style:style>
    <style:style style:name="P9" style:family="paragraph">
      <style:paragraph-properties fo:text-align="justify"/>
      <style:text-properties style:font-name="Courier 10 Pitch1" fo:font-size="32pt"/>
    </style:style>
    <style:style style:name="P10" style:family="paragraph">
      <style:paragraph-properties fo:text-align="justify"/>
      <style:text-properties style:font-name="Courier 10 Pitch1"/>
    </style:style>
    <style:style style:name="P11" style:family="paragraph">
      <style:paragraph-properties fo:text-align="center"/>
    </style:style>
    <style:style style:name="P12" style:family="paragraph">
      <style:text-properties style:font-name="Courier 10 Pitch1" fo:font-size="32pt" style:font-size-asian="32pt" style:font-size-complex="32pt"/>
    </style:style>
    <style:style style:name="P13" style:family="paragraph">
      <style:paragraph-properties fo:text-align="justify"/>
      <style:text-properties fo:font-size="20pt" style:font-size-asian="20pt" style:font-size-complex="20pt"/>
    </style:style>
    <style:style style:name="P14" style:family="paragraph">
      <style:paragraph-properties fo:text-align="justify"/>
      <style:text-properties style:font-name="Courier 10 Pitch1" fo:font-size="16pt" style:font-size-asian="16pt" style:font-size-complex="16pt"/>
    </style:style>
    <style:style style:name="P15" style:family="paragraph">
      <style:text-properties style:font-name="Courier 10 Pitch1" fo:font-size="40pt" style:font-size-asian="40pt" style:font-size-complex="40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Courier 10 Pitch1" fo:font-size="26pt" style:font-size-asian="26pt" style:font-size-complex="26pt"/>
    </style:style>
    <style:style style:name="P18" style:family="paragraph">
      <style:paragraph-properties fo:text-align="start"/>
      <style:text-properties style:font-name="Courier 10 Pitch1" fo:font-size="18pt" style:font-size-asian="18pt" style:font-size-complex="18pt"/>
    </style:style>
    <style:style style:name="P19" style:family="paragraph">
      <style:paragraph-properties fo:text-align="start"/>
      <style:text-properties style:font-name="Courier 10 Pitch1" fo:font-size="28pt" style:font-size-asian="28pt" style:font-size-complex="28pt"/>
    </style:style>
    <style:style style:name="P20" style:family="paragraph">
      <style:paragraph-properties fo:text-align="start"/>
      <style:text-properties style:font-name="Courier 10 Pitch1"/>
    </style:style>
    <style:style style:name="P21" style:family="paragraph">
      <style:paragraph-properties fo:margin-left="0cm" fo:margin-right="0.1cm" fo:margin-top="0.305cm" fo:margin-bottom="0.305cm" fo:line-height="150%" fo:text-align="start" fo:text-indent="0cm"/>
    </style:style>
    <style:style style:name="P22" style:family="paragraph">
      <style:paragraph-properties fo:margin-left="0cm" fo:margin-right="0.1cm" fo:margin-top="0.305cm" fo:margin-bottom="0.305cm" fo:line-height="150%" fo:text-align="start" fo:text-indent="0cm"/>
      <style:text-properties style:font-name="Courier 10 Pitch1" fo:font-size="22pt" style:font-size-asian="22pt" style:font-size-complex="22pt"/>
    </style:style>
    <style:style style:name="P23" style:family="paragraph">
      <style:paragraph-properties fo:text-align="start"/>
      <style:text-properties style:font-name="Courier 10 Pitch1" fo:font-size="24pt" style:font-size-asian="24pt" style:font-size-complex="24pt"/>
    </style:style>
    <style:style style:name="P24" style:family="paragraph">
      <style:paragraph-properties fo:line-height="150%" fo:text-align="start"/>
    </style:style>
    <style:style style:name="P25" style:family="paragraph">
      <style:paragraph-properties fo:line-height="150%" fo:text-align="start"/>
      <style:text-properties style:font-name="Courier 10 Pitch1" fo:font-size="26pt" style:font-size-asian="26pt" style:font-size-complex="26pt"/>
    </style:style>
    <style:style style:name="P26" style:family="paragraph">
      <style:paragraph-properties fo:margin-top="0.205cm" fo:margin-bottom="0.205cm" fo:line-height="150%" fo:text-align="start"/>
    </style:style>
    <style:style style:name="P27" style:family="paragraph">
      <style:paragraph-properties fo:margin-top="0.205cm" fo:margin-bottom="0.205cm" fo:line-height="150%" fo:text-align="start"/>
      <style:text-properties style:font-name="Courier 10 Pitch1" fo:font-size="28pt" style:font-size-asian="28pt" style:font-size-complex="28pt"/>
    </style:style>
    <style:style style:name="P28" style:family="paragraph">
      <style:paragraph-properties fo:line-height="150%" fo:text-align="start"/>
      <style:text-properties style:font-name="Courier 10 Pitch1" fo:font-size="20pt" style:font-size-asian="20pt" style:font-size-complex="20pt"/>
    </style:style>
    <style:style style:name="T1" style:family="text">
      <style:text-properties style:font-name="Courier 10 Pitch1" fo:font-size="36pt" style:font-size-asian="36pt" style:font-size-complex="36pt"/>
    </style:style>
    <style:style style:name="T2" style:family="text">
      <style:text-properties style:font-name="Courier 10 Pitch1" fo:font-size="28pt" style:font-size-asian="28pt" style:font-size-complex="28pt"/>
    </style:style>
    <style:style style:name="T3" style:family="text">
      <style:text-properties style:font-name="Courier 10 Pitch1"/>
    </style:style>
    <style:style style:name="T4" style:family="text">
      <style:text-properties style:font-name="Courier 10 Pitch1"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Courier 10 Pitch1" fo:font-size="16pt" style:font-size-asian="16pt" style:font-size-complex="16pt"/>
    </style:style>
    <style:style style:name="T7" style:family="text">
      <style:text-properties style:font-name="Courier 10 Pitch1" fo:font-size="40pt" style:font-size-asian="40pt" style:font-size-complex="40pt"/>
    </style:style>
    <style:style style:name="T8" style:family="text">
      <style:text-properties style:font-name="Courier 10 Pitch1" fo:font-size="26pt" style:font-size-asian="26pt" style:font-size-complex="26pt"/>
    </style:style>
    <style:style style:name="T9" style:family="text">
      <style:text-properties style:font-name="Courier 10 Pitch1" fo:font-size="18pt" style:font-size-asian="18pt" style:font-size-complex="18pt"/>
    </style:style>
    <style:style style:name="T10" style:family="text">
      <style:text-properties style:font-name="Courier 10 Pitch1" fo:font-size="22pt" style:font-size-asian="22pt" style:font-size-complex="22pt"/>
    </style:style>
    <style:style style:name="T11" style:family="text">
      <style:text-properties style:font-name="Courier 10 Pitch1" fo:font-size="24pt" style:font-size-asian="24pt" style:font-size-complex="24pt"/>
    </style:style>
    <style:style style:name="T12" style:family="text">
      <style:text-properties style:font-name="Courier 10 Pitch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ata Types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3.998cm" svg:height="9.8cm" svg:x="2.2cm" svg:y="5.6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Data Types</text:p>
              </table:table-cell>
              <table:table-cell>
                <text:p text:style-name="P3">Default Value</text:p>
              </table:table-cell>
            </table:table-row>
            <table:table-row table:style-name="ro2" table:default-cell-style-name="ce1">
              <table:table-cell>
                <text:p text:style-name="P3">byte</text:p>
              </table:table-cell>
              <table:table-cell>
                <text:p text:style-name="P3">0</text:p>
              </table:table-cell>
            </table:table-row>
            <table:table-row table:style-name="ro2" table:default-cell-style-name="ce1">
              <table:table-cell>
                <text:p text:style-name="P3">short</text:p>
              </table:table-cell>
              <table:table-cell>
                <text:p text:style-name="P3">0</text:p>
              </table:table-cell>
            </table:table-row>
            <table:table-row table:style-name="ro2" table:default-cell-style-name="ce1">
              <table:table-cell>
                <text:p text:style-name="P3">int</text:p>
              </table:table-cell>
              <table:table-cell>
                <text:p text:style-name="P3">0</text:p>
              </table:table-cell>
            </table:table-row>
            <table:table-row table:style-name="ro2" table:default-cell-style-name="ce1">
              <table:table-cell>
                <text:p text:style-name="P3">long</text:p>
              </table:table-cell>
              <table:table-cell>
                <text:p text:style-name="P3">0L</text:p>
              </table:table-cell>
            </table:table-row>
            <table:table-row table:style-name="ro2" table:default-cell-style-name="ce1">
              <table:table-cell>
                <text:p text:style-name="P3">float</text:p>
              </table:table-cell>
              <table:table-cell>
                <text:p text:style-name="P3">0.0f</text:p>
              </table:table-cell>
            </table:table-row>
            <table:table-row table:style-name="ro2" table:default-cell-style-name="ce1">
              <table:table-cell>
                <text:p text:style-name="P3">double</text:p>
              </table:table-cell>
              <table:table-cell>
                <text:p text:style-name="P3">0.0d</text:p>
              </table:table-cell>
            </table:table-row>
            <table:table-row table:style-name="ro3" table:default-cell-style-name="ce1">
              <table:table-cell>
                <text:p text:style-name="P3">boolean</text:p>
              </table:table-cell>
              <table:table-cell>
                <text:p text:style-name="P3">false</text:p>
              </table:table-cell>
            </table:table-row>
            <table:table-row table:style-name="ro3" table:default-cell-style-name="ce1">
              <table:table-cell>
                <text:p text:style-name="P3">char</text:p>
              </table:table-cell>
              <table:table-cell>
                <text:p text:style-name="P3">'\u0000'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Byte data type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 text:style-name="P5"><text:span text:style-name="T2">The byte data type is an 8-bit signed <text:s/>two's complement integer.</text:span></text:p>
            <text:p text:style-name="P5"><text:span text:style-name="T2"/></text:p>
            <text:p text:style-name="P5"><text:span text:style-name="T2">It has a minimum value is -128 and maximum value is 12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hort data type</text:span></text:p>
          </draw:text-box>
        </draw:frame>
        <draw:frame presentation:style-name="pr4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2">The short data type is an 16-bit signed <text:s/>two's complement integer.</text:span></text:p>
            <text:p text:style-name="P5"><text:span text:style-name="T2"/></text:p>
            <text:p text:style-name="P5"><text:span text:style-name="T2">It has a minimum value is -32,768 and maximum value is 32,76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nt data type</text:span></text:p>
          </draw:text-box>
        </draw:frame>
        <draw:frame presentation:style-name="pr4" draw:text-style-name="P6" draw:layer="layout" svg:width="25.199cm" svg:height="12.179cm" svg:x="1.4cm" svg:y="4.914cm" presentation:class="subtitle">
          <draw:text-box>
            <text:p text:style-name="P5"><text:span text:style-name="T2">The short data type is an 32-bit signed <text:s/>two's complement integer.</text:span></text:p>
            <text:p text:style-name="P5"><text:span text:style-name="T2"/></text:p>
            <text:p text:style-name="P5"><text:span text:style-name="T2">It has a minimum value is -2147483648 to 2147483647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Long data type</text:span></text:p>
          </draw:text-box>
        </draw:frame>
        <draw:frame presentation:style-name="pr4" draw:text-style-name="P6" draw:layer="layout" svg:width="25.199cm" svg:height="12.179cm" svg:x="1.4cm" svg:y="4.914cm" presentation:class="subtitle">
          <draw:text-box>
            <text:p text:style-name="P5"><text:span text:style-name="T2">The short data type is an 64-bit signed <text:s/>two's complement integer.</text:span></text:p>
            <text:p text:style-name="P5"><text:span text:style-name="T2"/></text:p>
            <text:p text:style-name="P5"><text:span text:style-name="T2">It has a minimum value is -9223372036854775808 to 922337203685477580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har data type</text:span></text:p>
          </draw:text-box>
        </draw:frame>
        <draw:frame presentation:style-name="pr4" draw:text-style-name="P6" draw:layer="layout" svg:width="25.199cm" svg:height="12.179cm" svg:x="1.4cm" svg:y="4.914cm" presentation:class="subtitle">
          <draw:text-box>
            <text:p text:style-name="P5"><text:span text:style-name="T2">The char data type is a single 16-bit unicode character.</text:span></text:p>
            <text:p text:style-name="P5"><text:span text:style-name="T2"/></text:p>
            <text:p text:style-name="P5"><text:span text:style-name="T2">It has a minimum value of '\u0000' (or 0) and a maximum value of '\uffff' (or 65,535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Float data type</text:span></text:p>
          </draw:text-box>
        </draw:frame>
        <draw:frame presentation:style-name="pr4" draw:text-style-name="P6" draw:layer="layout" svg:width="25.199cm" svg:height="12.179cm" svg:x="1.4cm" svg:y="4.914cm" presentation:class="subtitle">
          <draw:text-box>
            <text:p text:style-name="P5"><text:span text:style-name="T2">Contains: IEEE 754 floating point single-precision</text:span></text:p>
            <text:p text:style-name="P5"><text:span text:style-name="T2"/></text:p>
            <text:p text:style-name="P5"><text:span text:style-name="T2">Size:32 bit or 4 bytes</text:span></text:p>
            <text:p text:style-name="P5"><text:span text:style-name="T2"/></text:p>
            <text:p text:style-name="P5"><text:span text:style-name="T2">Ranges: 1.4E-45 to 3.4028235E+3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ouble data type</text:span></text:p>
          </draw:text-box>
        </draw:frame>
        <draw:frame presentation:style-name="pr4" draw:text-style-name="P6" draw:layer="layout" svg:width="25.8cm" svg:height="12.179cm" svg:x="1.4cm" svg:y="4.914cm" presentation:class="subtitle" presentation:user-transformed="true">
          <draw:text-box>
            <text:p text:style-name="P5"><text:span text:style-name="T2">Contains: IEEE 754 floating point double-precision</text:span></text:p>
            <text:p text:style-name="P5"><text:span text:style-name="T2"/></text:p>
            <text:p text:style-name="P5"><text:span text:style-name="T2">Size:64 bit or 8 bytes</text:span></text:p>
            <text:p text:style-name="P5"><text:span text:style-name="T2"/></text:p>
            <text:p text:style-name="P5"><text:span text:style-name="T2">Ranges: 439E-324 to 1.7976931348623157E+30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text-style-name="P7" draw:layer="layout" svg:width="25.199cm" svg:height="3.506cm" svg:x="1.4cm" svg:y="0.837cm" presentation:class="title">
          <draw:text-box>
            <text:p><text:span text:style-name="T3">Oops Principles</text:span></text:p>
          </draw:text-box>
        </draw:frame>
        <draw:frame presentation:style-name="pr6" draw:text-style-name="P9" draw:layer="layout" svg:width="25.199cm" svg:height="12.179cm" svg:x="1.4cm" svg:y="4.914cm" presentation:class="subtitle">
          <draw:text-box>
            <text:p text:style-name="P8"><text:span text:style-name="T3">1) Inheritance</text:span></text:p>
            <text:p text:style-name="P8"><text:span text:style-name="T3"/></text:p>
            <text:p text:style-name="P8"><text:span text:style-name="T3">2) Encapsulation</text:span></text:p>
            <text:p text:style-name="P8"><text:span text:style-name="T3"/></text:p>
            <text:p text:style-name="P8"><text:span text:style-name="T3">3) Polymorphism</text:span></text:p>
            <text:p text:style-name="P8"><text:span text:style-name="T3"/></text:p>
            <text:p text:style-name="P8"><text:span text:style-name="T3">4) Abstra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5" draw:text-style-name="P7" draw:layer="layout" svg:width="25.199cm" svg:height="3.506cm" svg:x="1.4cm" svg:y="0.837cm" presentation:class="title">
          <draw:text-box>
            <text:p><text:span text:style-name="T3">1. Inheritance</text:span></text:p>
          </draw:text-box>
        </draw:frame>
        <draw:frame presentation:style-name="pr6" draw:text-style-name="P10" draw:layer="layout" svg:width="25.199cm" svg:height="15.757cm" svg:x="1.4cm" svg:y="4.914cm" presentation:class="subtitle">
          <draw:text-box>
            <text:p text:style-name="P6"><text:span text:style-name="T3">classes can be derived from other classes</text:span></text:p>
            <text:p text:style-name="P6"><text:span text:style-name="T3"/></text:p>
            <text:p text:style-name="P6"><text:span text:style-name="T3">1) Single Inheritance</text:span></text:p>
            <text:p text:style-name="P6"><text:span text:style-name="T3"/></text:p>
            <text:p text:style-name="P6"><text:span text:style-name="T3">2) Multilevel Inheritance</text:span></text:p>
            <text:p text:style-name="P6"><text:span text:style-name="T3"/></text:p>
            <text:p text:style-name="P6"><text:span text:style-name="T3">3) Multiple Inheritance</text:span></text:p>
            <text:p text:style-name="P6"><text:span text:style-name="T3"/></text:p>
            <text:p text:style-name="P6"><text:span text:style-name="T3">4) Hierarchical Inheritance</text:span></text:p>
            <text:p text:style-name="P6"><text:span text:style-name="T3"/></text:p>
            <text:p text:style-name="P6"><text:span text:style-name="T3">5) Hybrid Inherit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7" draw:text-style-name="P7" draw:layer="layout" svg:width="25.199cm" svg:height="2.805cm" svg:x="1.4cm" svg:y="0.795cm" presentation:class="title" presentation:user-transformed="true">
          <draw:text-box>
            <text:p><text:span text:style-name="T3">1.1 Single Inheritance</text:span></text:p>
          </draw:text-box>
        </draw:frame>
        <draw:frame presentation:style-name="pr8" draw:text-style-name="P6" draw:layer="layout" svg:width="25.199cm" svg:height="14.579cm" svg:x="1.4cm" svg:y="4cm" presentation:class="subtitle" presentation:user-transformed="true">
          <draw:text-box>
            <text:p text:style-name="P6"><text:span text:style-name="T3">When a class extends another single class is called single inheritance</text:span></text:p>
            <text:p text:style-name="P6"><text:span text:style-name="T3"/></text:p>
            <text:p text:style-name="P6"><text:span text:style-name="T3">E.g., </text:span></text:p>
            <text:p text:style-name="P6"><text:span text:style-name="T3">where A is the parent and B is the child class</text:span></text:p>
            <text:p text:style-name="P6"/>
            <text:p text:style-name="P6"><text:tab/><text:tab/></text:p>
          </draw:text-box>
        </draw:frame>
        <draw:custom-shape draw:style-name="gr2" draw:text-style-name="P11" draw:layer="layout" svg:width="5.8cm" svg:height="2.2cm" svg:x="2.6cm" svg:y="13.8cm">
          <text:p text:style-name="P11">A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5.8cm" svg:height="2.8cm" svg:x="14.4cm" svg:y="13.2cm">
          <text:p text:style-name="P11">B</text:p>
          <draw:enhanced-geometry svg:viewBox="0 0 21600 21600" draw:type="rectangle" draw:enhanced-path="M 0 0 L 21600 0 21600 21600 0 21600 0 0 Z N"/>
        </draw:custom-shape>
        <draw:line draw:style-name="gr4" draw:text-style-name="P11" draw:layer="layout" svg:x1="8.4cm" svg:y1="14.6cm" svg:x2="14.4cm" svg:y2="14.6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 presentation:user-transformed="true">
          <draw:text-box>
            <text:p><text:span text:style-name="T4">1.1 Single Inheritance Example</text:span></text:p>
          </draw:text-box>
        </draw:frame>
        <draw:frame presentation:style-name="pr9" draw:text-style-name="P13" draw:layer="layout" svg:width="25.199cm" svg:height="16.246cm" svg:x="1.201cm" svg:y="4.343cm" presentation:class="subtitle" presentation:user-transformed="true">
          <draw:text-box>
            <text:p text:style-name="P6"><text:span text:style-name="T5">&lt;?php</text:span></text:p>
            <text:p text:style-name="P6"><text:span text:style-name="T5"/></text:p>
            <text:p text:style-name="P6"><text:span text:style-name="T5">class A {</text:span></text:p>
            <text:p text:style-name="P6"><text:span text:style-name="T5"/></text:p>
            <text:p text:style-name="P6"><text:span text:style-name="T5"><text:tab/></text:span><text:span text:style-name="T5">public function a() {</text:span></text:p>
            <text:p text:style-name="P6"><text:span text:style-name="T5"><text:tab/></text:span><text:span text:style-name="T5"><text:tab/></text:span><text:span text:style-name="T5">echo 'A method ';</text:span></text:p>
            <text:p text:style-name="P6"><text:span text:style-name="T5"><text:tab/></text:span><text:span text:style-name="T5">}</text:span></text:p>
            <text:p text:style-name="P6"><text:span text:style-name="T5">}</text:span></text:p>
            <text:p text:style-name="P6"><text:span text:style-name="T5"/></text:p>
            <text:p text:style-name="P6"><text:span text:style-name="T5">class B extends A {</text:span></text:p>
            <text:p text:style-name="P6"><text:span text:style-name="T5"><text:tab/></text:span></text:p>
            <text:p text:style-name="P6"><text:span text:style-name="T5"><text:tab/></text:span><text:span text:style-name="T5">public function b() {</text:span></text:p>
            <text:p text:style-name="P6"><text:span text:style-name="T5"><text:tab/></text:span><text:span text:style-name="T5"><text:tab/></text:span><text:span text:style-name="T5">echo “b method”;</text:span></text:p>
            <text:p text:style-name="P6"><text:span text:style-name="T5"><text:tab/></text:span><text:span text:style-name="T5">}</text:span></text:p>
            <text:p text:style-name="P6"><text:span text:style-name="T5">}</text:span></text:p>
            <text:p text:style-name="P6"><text:span text:style-name="T5"/></text:p>
            <text:p text:style-name="P6"><text:span text:style-name="T5">$b = new B();</text:span></text:p>
            <text:p text:style-name="P6"><text:span text:style-name="T5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5" draw:text-style-name="P12" draw:layer="layout" svg:width="25.199cm" svg:height="3.506cm" svg:x="1.4cm" svg:y="0.837cm" presentation:class="title">
          <draw:text-box>
            <text:p><text:span text:style-name="T4">1.2 Multilevel Inheritance</text:span></text:p>
          </draw:text-box>
        </draw:frame>
        <draw:frame presentation:style-name="pr6" draw:text-style-name="P5" draw:layer="layout" svg:width="25.199cm" svg:height="12.179cm" svg:x="1.4cm" svg:y="4.914cm" presentation:class="subtitle">
          <draw:text-box>
            <text:p text:style-name="P6"><text:span text:style-name="T2">One can inherit from derived class, thereby making this derived class as base class for new class.</text:span></text:p>
            <text:p text:style-name="P6"><text:span text:style-name="T2"/></text:p>
            <text:p text:style-name="P6"><text:span text:style-name="T2">E.g.,</text:span></text:p>
            <text:p text:style-name="P6"><text:span text:style-name="T2"/></text:p>
            <text:p text:style-name="P6"><text:span text:style-name="T2"/></text:p>
            <text:p text:style-name="P6"><text:span text:style-name="T2"/></text:p>
          </draw:text-box>
        </draw:frame>
        <draw:custom-shape draw:style-name="gr2" draw:text-style-name="P11" draw:layer="layout" svg:width="5cm" svg:height="1.8cm" svg:x="2.2cm" svg:y="13.4cm">
          <text:p text:style-name="P11">A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5.8cm" svg:height="2cm" svg:x="10.2cm" svg:y="13.2cm">
          <text:p text:style-name="P11">B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5.4cm" svg:height="2.2cm" svg:x="18.8cm" svg:y="13cm">
          <text:p text:style-name="P11">C</text:p>
          <draw:enhanced-geometry svg:viewBox="0 0 21600 21600" draw:type="rectangle" draw:enhanced-path="M 0 0 L 21600 0 21600 21600 0 21600 0 0 Z N"/>
        </draw:custom-shape>
        <draw:line draw:style-name="gr5" draw:text-style-name="P11" draw:layer="layout" svg:x1="7.2cm" svg:y1="14.4cm" svg:x2="10.2cm" svg:y2="14.4cm">
          <text:p/>
        </draw:line>
        <draw:line draw:style-name="gr5" draw:text-style-name="P11" draw:layer="layout" svg:x1="16cm" svg:y1="14.2cm" svg:x2="18.8cm" svg:y2="14.2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text-style-name="P12" draw:layer="layout" svg:width="25.199cm" svg:height="3.506cm" svg:x="1.4cm" svg:y="0.837cm" presentation:class="title">
          <draw:text-box>
            <text:p><text:span text:style-name="T4">1.2 Multilevel Inheritance Example</text:span></text:p>
          </draw:text-box>
        </draw:frame>
        <draw:frame presentation:style-name="pr6" draw:text-style-name="P14" draw:layer="layout" svg:width="25.199cm" svg:height="13.121cm" svg:x="1.4cm" svg:y="4.914cm" presentation:class="subtitle">
          <draw:text-box>
            <text:p text:style-name="P6"><text:span text:style-name="T6">class A {</text:span></text:p>
            <text:p text:style-name="P6"><text:span text:style-name="T6"><text:tab/></text:span><text:span text:style-name="T6">public function displayA() {</text:span></text:p>
            <text:p text:style-name="P6"><text:span text:style-name="T6"><text:tab/></text:span><text:span text:style-name="T6"><text:tab/></text:span><text:span text:style-name="T6">echo “A”;</text:span></text:p>
            <text:p text:style-name="P6"><text:span text:style-name="T6"><text:tab/></text:span><text:span text:style-name="T6">}</text:span></text:p>
            <text:p text:style-name="P6"><text:span text:style-name="T6">}</text:span></text:p>
            <text:p text:style-name="P6"><text:span text:style-name="T6"/></text:p>
            <text:p text:style-name="P6"><text:span text:style-name="T6">class B extends A{</text:span></text:p>
            <text:p text:style-name="P6"><text:span text:style-name="T6"><text:tab/></text:span><text:span text:style-name="T6">public function displayB(){</text:span></text:p>
            <text:p text:style-name="P6"><text:span text:style-name="T6"><text:tab/></text:span><text:span text:style-name="T6"><text:tab/></text:span><text:span text:style-name="T6">echo “B”;</text:span></text:p>
            <text:p text:style-name="P6"><text:span text:style-name="T6"><text:tab/></text:span><text:span text:style-name="T6">}</text:span></text:p>
            <text:p text:style-name="P6"><text:span text:style-name="T6">}</text:span></text:p>
            <text:p text:style-name="P6"><text:span text:style-name="T6"/></text:p>
            <text:p text:style-name="P6"><text:span text:style-name="T6">class C extends B {</text:span></text:p>
            <text:p text:style-name="P6"><text:span text:style-name="T6"><text:tab/></text:span><text:span text:style-name="T6">public function displayC(){</text:span></text:p>
            <text:p text:style-name="P6"><text:span text:style-name="T6"><text:tab/></text:span><text:span text:style-name="T6"><text:tab/></text:span><text:span text:style-name="T6">echo “C”;</text:span></text:p>
            <text:p text:style-name="P6"><text:span text:style-name="T6"><text:tab/></text:span><text:span text:style-name="T6">}</text:span></text:p>
            <text:p text:style-name="P6"><text:span text:style-name="T6">}</text:span></text:p>
            <text:p text:style-name="P6"><text:span text:style-name="T6"/></text:p>
            <text:p text:style-name="P6"><text:span text:style-name="T6">$c = new C();</text:span></text:p>
            <text:p text:style-name="P6"><text:span text:style-name="T6">$c-&gt;displayC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5" draw:layer="layout" svg:width="25.199cm" svg:height="3.506cm" svg:x="1.4cm" svg:y="0.837cm" presentation:class="title" presentation:user-transformed="true">
          <draw:text-box>
            <text:p><text:span text:style-name="T7">1.4 Hierarchical Inheritance</text:span></text:p>
          </draw:text-box>
        </draw:frame>
        <draw:frame presentation:style-name="pr4" draw:text-style-name="P17" draw:layer="layout" svg:width="25.199cm" svg:height="12.179cm" svg:x="1.4cm" svg:y="4.914cm" presentation:class="subtitle">
          <draw:text-box>
            <text:p text:style-name="P16"><text:span text:style-name="T8">One parent class is inherited by many subclass is call hierarchical inheritance</text:span></text:p>
            <text:p text:style-name="P16"><text:span text:style-name="T8"/></text:p>
            <text:p text:style-name="P16"><text:span text:style-name="T8">E.g.,</text:span></text:p>
          </draw:text-box>
        </draw:frame>
        <draw:custom-shape draw:style-name="gr6" draw:text-style-name="P11" draw:layer="layout" svg:width="5cm" svg:height="2cm" svg:x="9.8cm" svg:y="9.2cm">
          <text:p text:style-name="P11">A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6.6cm" svg:height="2.8cm" svg:x="3.2cm" svg:y="13.4cm">
          <text:p text:style-name="P11">B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6cm" svg:height="2.6cm" svg:x="15cm" svg:y="13.6cm">
          <text:p text:style-name="P11">C</text:p>
          <draw:enhanced-geometry svg:viewBox="0 0 21600 21600" draw:type="rectangle" draw:enhanced-path="M 0 0 L 21600 0 21600 21600 0 21600 0 0 Z N"/>
        </draw:custom-shape>
        <draw:line draw:style-name="gr5" draw:text-style-name="P11" draw:layer="layout" svg:x1="11.2cm" svg:y1="11.2cm" svg:x2="7.2cm" svg:y2="13.4cm">
          <text:p/>
        </draw:line>
        <draw:line draw:style-name="gr5" draw:text-style-name="P11" draw:layer="layout" svg:x1="13.6cm" svg:y1="11.2cm" svg:x2="16.4cm" svg:y2="13.6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 presentation:user-transformed="true">
          <draw:text-box>
            <text:p><text:span text:style-name="T4">1.4 Hierarchical Inheritance Example</text:span></text:p>
          </draw:text-box>
        </draw:frame>
        <draw:frame presentation:style-name="pr10" draw:text-style-name="P18" draw:layer="layout" svg:width="25.199cm" svg:height="15.267cm" svg:x="1.4cm" svg:y="4.6cm" presentation:class="subtitle" presentation:user-transformed="true">
          <draw:text-box>
            <text:p text:style-name="P16"><text:span text:style-name="T9">class Father {</text:span></text:p>
            <text:p text:style-name="P16"><text:span text:style-name="T9"><text:tab/></text:span><text:span text:style-name="T9">$fatherName = “Test”;</text:span></text:p>
            <text:p text:style-name="P16"><text:span text:style-name="T9">}</text:span></text:p>
            <text:p text:style-name="P16"><text:span text:style-name="T9"/></text:p>
            <text:p text:style-name="P16"><text:span text:style-name="T9">class Son1 extends Father {</text:span></text:p>
            <text:p text:style-name="P16"><text:span text:style-name="T9"><text:tab/></text:span><text:span text:style-name="T9">public function son1(){</text:span></text:p>
            <text:p text:style-name="P16"><text:span text:style-name="T9"><text:tab/></text:span><text:span text:style-name="T9"><text:tab/></text:span><text:span text:style-name="T9">echo “son1 details”.$fatherName;</text:span></text:p>
            <text:p text:style-name="P16"><text:span text:style-name="T9"><text:tab/></text:span><text:span text:style-name="T9">}</text:span></text:p>
            <text:p text:style-name="P16"><text:span text:style-name="T9">}</text:span></text:p>
            <text:p text:style-name="P16"><text:span text:style-name="T9"/></text:p>
            <text:p text:style-name="P16"><text:span text:style-name="T9">class Son2 extends Father {</text:span></text:p>
            <text:p text:style-name="P16"><text:span text:style-name="T9"><text:tab/></text:span><text:span text:style-name="T9">public function son2(){</text:span></text:p>
            <text:p text:style-name="P16"><text:span text:style-name="T9"><text:tab/></text:span><text:span text:style-name="T9"><text:tab/></text:span><text:span text:style-name="T9">echo “son2 details”.$fatherName;</text:span></text:p>
            <text:p text:style-name="P16"><text:span text:style-name="T9"><text:tab/></text:span><text:span text:style-name="T9">}</text:span></text:p>
            <text:p text:style-name="P16"><text:span text:style-name="T9">}</text:span></text:p>
            <text:p text:style-name="P16"><text:span text:style-name="T9"/></text:p>
            <text:p text:style-name="P16"><text:span text:style-name="T9">$son2 = new Son2();</text:span></text:p>
            <text:p text:style-name="P16"><text:span text:style-name="T9">$son2-&gt;son2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1.5 Hybrid Inheritance</text:span></text:p>
          </draw:text-box>
        </draw:frame>
        <draw:frame presentation:style-name="pr4" draw:text-style-name="P17" draw:layer="layout" svg:width="25.199cm" svg:height="12.179cm" svg:x="1.4cm" svg:y="4.914cm" presentation:class="subtitle" presentation:user-transformed="true">
          <draw:text-box>
            <text:p text:style-name="P16"><text:span text:style-name="T8">The combination of single and multiple inheritance is called hybrid inherit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text-style-name="P1" draw:layer="layout" svg:width="25.199cm" svg:height="3.506cm" svg:x="1.4cm" svg:y="0.837cm" presentation:class="title">
          <draw:text-box>
            <text:p><text:span text:style-name="T1">1.3 Multiple Inheritance</text:span></text:p>
          </draw:text-box>
        </draw:frame>
        <draw:frame presentation:style-name="pr4" draw:text-style-name="P19" draw:layer="layout" svg:width="25.199cm" svg:height="12.179cm" svg:x="1.4cm" svg:y="4.914cm" presentation:class="subtitle" presentation:user-transformed="true">
          <draw:text-box>
            <text:p text:style-name="P16"><text:span text:style-name="T2">The class which extends more than multiple base class is called multiple inheritance.</text:span></text:p>
            <text:p text:style-name="P16"><text:span text:style-name="T2"/></text:p>
            <text:p text:style-name="P16"><text:span text:style-name="T2">E.g.,</text:span></text:p>
          </draw:text-box>
        </draw:frame>
        <draw:custom-shape draw:style-name="gr2" draw:text-style-name="P11" draw:layer="layout" svg:width="4.8cm" svg:height="2cm" svg:x="6.8cm" svg:y="9.8cm">
          <text:p text:style-name="P11">A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5cm" svg:height="2cm" svg:x="15cm" svg:y="9.6cm">
          <text:p text:style-name="P11">B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6.8cm" svg:height="2.2cm" svg:x="10.2cm" svg:y="14cm">
          <text:p text:style-name="P11">C</text:p>
          <draw:enhanced-geometry svg:viewBox="0 0 21600 21600" draw:type="rectangle" draw:enhanced-path="M 0 0 L 21600 0 21600 21600 0 21600 0 0 Z N"/>
        </draw:custom-shape>
        <draw:line draw:style-name="gr5" draw:text-style-name="P11" draw:layer="layout" svg:x1="9.6cm" svg:y1="11.8cm" svg:x2="11.8cm" svg:y2="14cm">
          <text:p/>
        </draw:line>
        <draw:line draw:style-name="gr5" draw:text-style-name="P11" draw:layer="layout" svg:x1="17.2cm" svg:y1="11.6cm" svg:x2="15cm" svg:y2="14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1" draw:text-style-name="P20" draw:layer="layout" svg:width="25.199cm" svg:height="17.4cm" svg:x="1.4cm" svg:y="1.6cm" presentation:class="subtitle" presentation:user-transformed="true">
          <draw:text-box>
            <text:p text:style-name="P16"><text:span text:style-name="T3">Problems:</text:span></text:p>
            <text:p text:style-name="P16"><text:span text:style-name="T3"><text:tab/></text:span></text:p>
            <text:p text:style-name="P16"><text:span text:style-name="T2">1) The derived class will have to manage the dependency on two base classes.</text:span></text:p>
            <text:p text:style-name="P16"><text:span text:style-name="T2"/></text:p>
            <text:p text:style-name="P16"><text:span text:style-name="T2">2) Multiple inheritence often leads to problems in hierarchy</text:span></text:p>
            <text:p text:style-name="P16"><text:span text:style-name="T2"/></text:p>
            <text:p text:style-name="P16"><text:span text:style-name="T2">Solutions:</text:span></text:p>
            <text:p text:style-name="P16"><text:span text:style-name="T2"/></text:p>
            <text:p text:style-name="P16"><text:span text:style-name="T2">Using interface (keyword) we are achiving multiple inheritance in many technologi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text-style-name="P1" draw:layer="layout" svg:width="25.199cm" svg:height="3.506cm" svg:x="1.4cm" svg:y="0.837cm" presentation:class="title">
          <draw:text-box>
            <text:p><text:span text:style-name="T1">2.Encapsulation</text:span></text:p>
          </draw:text-box>
        </draw:frame>
        <draw:frame presentation:style-name="pr6" draw:text-style-name="P22" draw:layer="layout" svg:width="25.199cm" svg:height="12.179cm" svg:x="1.4cm" svg:y="4.914cm" presentation:class="subtitle" presentation:user-transformed="true">
          <draw:text-box>
            <text:p text:style-name="P21"><text:span text:style-name="T10">Encapsulation is the technique of making the fields in the class private and providing access to the fields via public method. If a field is declare as private, it can't be accessed by anyone outside the class,thereby hiding the fields within the class is called encapsul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2.Encapsulation Example</text:span></text:p>
          </draw:text-box>
        </draw:frame>
        <draw:frame presentation:style-name="pr4" draw:text-style-name="P23" draw:layer="layout" svg:width="25.199cm" svg:height="13.749cm" svg:x="1.4cm" svg:y="4.914cm" presentation:class="subtitle" presentation:user-transformed="true">
          <draw:text-box>
            <text:p text:style-name="P16"><text:span text:style-name="T11">&lt;%?php</text:span></text:p>
            <text:p text:style-name="P16"><text:span text:style-name="T11"><text:s/></text:span><text:span text:style-name="T11">class A {</text:span></text:p>
            <text:p text:style-name="P16"><text:span text:style-name="T11"><text:tab/></text:span><text:span text:style-name="T11">private $i =10;</text:span></text:p>
            <text:p text:style-name="P16"><text:span text:style-name="T11">}</text:span></text:p>
            <text:p text:style-name="P16"><text:span text:style-name="T11"/></text:p>
            <text:p text:style-name="P16"><text:span text:style-name="T11">class B extends A{</text:span></text:p>
            <text:p text:style-name="P16"><text:span text:style-name="T11"><text:tab/></text:span><text:span text:style-name="T11">public function display(){</text:span></text:p>
            <text:p text:style-name="P16"><text:span text:style-name="T11"/></text:p>
            <text:p text:style-name="P16"><text:span text:style-name="T11"><text:tab/></text:span><text:span text:style-name="T11">}</text:span></text:p>
            <text:p text:style-name="P16"><text:span text:style-name="T11">}</text:span></text:p>
            <text:p text:style-name="P16"><text:span text:style-name="T11"/></text:p>
            <text:p text:style-name="P16"><text:span text:style-name="T11">$b = new B();</text:span></text:p>
            <text:p text:style-name="P16"><text:span text:style-name="T11">$b.display();</text:span></text:p>
            <text:p text:style-name="P16"><text:span text:style-name="T11">%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4">3.Polymorphism</text:span></text:p>
          </draw:text-box>
        </draw:frame>
        <draw:frame presentation:style-name="pr4" draw:text-style-name="P25" draw:layer="layout" svg:width="25.199cm" svg:height="15.101cm" svg:x="1.4cm" svg:y="4.914cm" presentation:class="subtitle" presentation:user-transformed="true">
          <draw:text-box>
            <text:p text:style-name="P24"><text:span text:style-name="T8">Polymorphism is the capability of a method to do different things based upon the object that it is acting upon.In other words,Polymorphism allow you to define one interface and have multiple implementations</text:span></text:p>
            <text:p text:style-name="P24"><text:span text:style-name="T12"/></text:p>
            <text:p text:style-name="P24"><text:span text:style-name="T8">There are two types of polymorphism:</text:span></text:p>
            <text:p text:style-name="P24"><text:span text:style-name="T8">1) Method Overloading</text:span></text:p>
            <text:p text:style-name="P24"><text:span text:style-name="T8">2) Method Overriding</text:span></text:p>
            <text:p text:style-name="P24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4">Method Overloading</text:span></text:p>
          </draw:text-box>
        </draw:frame>
        <draw:frame presentation:style-name="pr4" draw:text-style-name="P27" draw:layer="layout" svg:width="25.199cm" svg:height="12.179cm" svg:x="1.4cm" svg:y="4.914cm" presentation:class="subtitle">
          <draw:text-box>
            <text:p text:style-name="P26"><text:span text:style-name="T2">Defining the same method name with different arguments/parameter also return type is called as method overloading.</text:span></text:p>
            <text:p text:style-name="P26"><text:span text:style-name="T2"/></text:p>
            <text:p text:style-name="P26"><text:span text:style-name="T2">It allows the user to achieve compile time polymorphis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2" draw:text-style-name="P1" draw:layer="layout" svg:width="25.199cm" svg:height="2.163cm" svg:x="1.4cm" svg:y="0.837cm" presentation:class="title" presentation:user-transformed="true">
          <draw:text-box>
            <text:p><text:span text:style-name="T1">Method Overriding</text:span></text:p>
          </draw:text-box>
        </draw:frame>
        <draw:frame presentation:style-name="pr4" draw:text-style-name="P28" draw:layer="layout" svg:width="25.199cm" svg:height="16.852cm" svg:x="1.601cm" svg:y="3.348cm" presentation:class="subtitle" presentation:user-transformed="true">
          <draw:text-box>
            <text:p text:style-name="P24"><text:span text:style-name="T12">Override the functionality of an existing method is called method overriding.</text:span></text:p>
            <text:p text:style-name="P24"><text:span text:style-name="T12">Rules:</text:span></text:p>
            <text:p text:style-name="P24"><text:span text:style-name="T12">1) A method can only be overide in sub-class not in the same class.</text:span></text:p>
            <text:p text:style-name="P24"><text:span text:style-name="T12">2) Overriding method can't throw an checked exception which is higher in hierarchy,than checked exception thrown by overridden method.</text:span></text:p>
            <text:p text:style-name="P24"><text:span text:style-name="T12">3) Overriding method can't reduce access of overridden method. e.g., from public to protected</text:span></text:p>
            <text:p text:style-name="P24"><text:span text:style-name="T12">4) Overriding method can increase access of overridden method. e.g., from protected to public</text:span></text:p>
            <text:p text:style-name="P24"><text:span text:style-name="T12">5) private, static and final method can not be overridden in J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5T20:46:34.210261805</meta:creation-date>
    <dc:date>2015-03-10T19:48:29.816175271</dc:date>
    <meta:editing-duration>PT4H32M9S</meta:editing-duration>
    <meta:editing-cycles>121</meta:editing-cycles>
    <meta:generator>LibreOffice/4.2.7.2$Linux_X86_64 LibreOffice_project/420m0$Build-2</meta:generator>
    <meta:document-statistic meta:object-count="135"/>
  </office:meta>
</office:document-meta>
</file>